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3">
          <table:table-cell table:style-name="ce1" office:value-type="string" calcext:value-type="string">
            <text:p>Benchmarks</text:p>
          </table:table-cell>
          <table:table-cell table:style-name="ce3" office:value-type="string" calcext:value-type="string">
            <text:p>Bzip</text:p>
          </table:table-cell>
          <table:table-cell table:style-name="ce3" office:value-type="string" calcext:value-type="string">
            <text:p>Mcf</text:p>
          </table:table-cell>
          <table:table-cell table:style-name="ce3" office:value-type="string" calcext:value-type="string">
            <text:p>Hmmer</text:p>
          </table:table-cell>
          <table:table-cell table:style-name="ce3" office:value-type="string" calcext:value-type="string">
            <text:p>Jeng</text:p>
          </table:table-cell>
          <table:table-cell table:style-name="ce3" office:value-type="string" calcext:value-type="string">
            <text:p>Libm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un Time</text:p>
          </table:table-cell>
          <table:table-cell table:style-name="ce4" office:value-type="float" office:value="0.083982" calcext:value-type="float">
            <text:p>0.083982</text:p>
          </table:table-cell>
          <table:table-cell table:style-name="ce4" office:value-type="float" office:value="0.064955" calcext:value-type="float">
            <text:p>0.064955</text:p>
          </table:table-cell>
          <table:table-cell table:style-name="ce4" office:value-type="float" office:value="0.059396" calcext:value-type="float">
            <text:p>0.059396</text:p>
          </table:table-cell>
          <table:table-cell table:style-name="ce4" office:value-type="float" office:value="0.513528" calcext:value-type="float">
            <text:p>0.513528</text:p>
          </table:table-cell>
          <table:table-cell table:style-name="ce4" office:value-type="float" office:value="0.174671" calcext:value-type="float">
            <text:p>0.174671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CPI</text:p>
          </table:table-cell>
          <table:table-cell table:style-name="ce4" office:value-type="float" office:value="1.67965" calcext:value-type="float">
            <text:p>1.67965</text:p>
          </table:table-cell>
          <table:table-cell table:style-name="ce4" office:value-type="float" office:value="1.299095" calcext:value-type="float">
            <text:p>1.299095</text:p>
          </table:table-cell>
          <table:table-cell table:style-name="ce4" office:value-type="float" office:value="1.187917" calcext:value-type="float">
            <text:p>1.187917</text:p>
          </table:table-cell>
          <table:table-cell table:style-name="ce4" office:value-type="float" office:value="10.270554" calcext:value-type="float">
            <text:p>10.270554</text:p>
          </table:table-cell>
          <table:table-cell table:style-name="ce4" office:value-type="float" office:value="3.493415" calcext:value-type="float">
            <text:p>3.493415</text:p>
          </table:table-cell>
          <table:table-cell table:number-columns-repeated="2"/>
          <table:table-cell>
            <draw:frame table:end-cell-address="Sheet1.P44" table:end-x="6.35pt" table:end-y="3.88pt" draw:z-index="1" draw:style-name="gr1" draw:text-style-name="P1" svg:width="452.98pt" svg:height="562pt" svg:x="1.64pt" svg:y="6.43pt">
              <draw:object draw:notify-on-update-of-ranges="Sheet1.B1:Sheet1.F1 Sheet1.A2:Sheet1.A2 Sheet1.B2:Sheet1.F2 Sheet1.A3:Sheet1.A3 Sheet1.B3:Sheet1.F3 Sheet1.A4:Sheet1.A4 Sheet1.B4:Sheet1.F4 Sheet1.A5:Sheet1.A5 Sheet1.B5:Sheet1.F5 Sheet1.A6:Sheet1.A6 Sheet1.B6:Sheet1.F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style-name="ce2" office:value-type="string" calcext:value-type="string">
            <text:p>L1D miss</text:p>
          </table:table-cell>
          <table:table-cell table:style-name="ce4" office:value-type="float" office:value="0.014798" calcext:value-type="float">
            <text:p>0.014798</text:p>
          </table:table-cell>
          <table:table-cell table:style-name="ce4" office:value-type="float" office:value="0.002108" calcext:value-type="float">
            <text:p>0.002108</text:p>
          </table:table-cell>
          <table:table-cell table:style-name="ce4" office:value-type="float" office:value="0.001637" calcext:value-type="float">
            <text:p>0.001637</text:p>
          </table:table-cell>
          <table:table-cell table:style-name="ce4" office:value-type="float" office:value="0.121831" calcext:value-type="float">
            <text:p>0.121831</text:p>
          </table:table-cell>
          <table:table-cell table:style-name="ce4" office:value-type="float" office:value="0.060972" calcext:value-type="float">
            <text:p>0.060972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L1I miss</text:p>
          </table:table-cell>
          <table:table-cell table:style-name="ce4" office:value-type="float" office:value="0.000077" calcext:value-type="float">
            <text:p>7.7E-05</text:p>
          </table:table-cell>
          <table:table-cell table:style-name="ce4" office:value-type="float" office:value="0.023612" calcext:value-type="float">
            <text:p>0.023612</text:p>
          </table:table-cell>
          <table:table-cell table:style-name="ce4" office:value-type="float" office:value="0.000221" calcext:value-type="float">
            <text:p>0.000221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4" office:value-type="float" office:value="0.000094" calcext:value-type="float">
            <text:p>9.4E-05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L2 miss</text:p>
          </table:table-cell>
          <table:table-cell table:style-name="ce4" office:value-type="float" office:value="0.282163" calcext:value-type="float">
            <text:p>0.282163</text:p>
          </table:table-cell>
          <table:table-cell table:style-name="ce4" office:value-type="float" office:value="0.055046" calcext:value-type="float">
            <text:p>0.055046</text:p>
          </table:table-cell>
          <table:table-cell table:style-name="ce4" office:value-type="float" office:value="0.07776" calcext:value-type="float">
            <text:p>0.07776</text:p>
          </table:table-cell>
          <table:table-cell table:style-name="ce4" office:value-type="float" office:value="0.999972" calcext:value-type="float">
            <text:p>0.999972</text:p>
          </table:table-cell>
          <table:table-cell table:style-name="ce4" office:value-type="float" office:value="0.999944" calcext:value-type="float">
            <text:p>0.999944</text:p>
          </table:table-cell>
          <table:table-cell table:number-columns-repeated="3"/>
        </table:table-row>
        <table:table-row table:style-name="ro2" table:number-rows-repeated="11">
          <table:table-cell table:number-columns-repeated="9"/>
        </table:table-row>
        <table:table-row table:style-name="ro2">
          <table:table-cell table:number-columns-repeated="3"/>
          <table:table-cell>
            <draw:frame table:end-cell-address="Sheet1.K38" table:end-x="8.28pt" table:end-y="1.93pt" draw:z-index="0" draw:style-name="gr1" draw:text-style-name="P1" svg:width="454.9pt" svg:height="257.44pt" svg:x="2.89pt" svg:y="31.38pt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Bzip" table:base-cell-address="$Sheet1.$A$1" table:cell-range-address="$Sheet1.$A$1:.$A$1048576"/>
        <table:named-range table:name="CPI" table:base-cell-address="$Sheet1.$A$2" table:cell-range-address="$Sheet1.$A$2:.$AMJ$2"/>
        <table:named-range table:name="Hmmer" table:base-cell-address="$Sheet1.$C$1" table:cell-range-address="$Sheet1.$C$1:.$C$1048576"/>
        <table:named-range table:name="Jeng" table:base-cell-address="$Sheet1.$D$1" table:cell-range-address="$Sheet1.$D$1:.$D$1048576"/>
        <table:named-range table:name="L1D_miss" table:base-cell-address="$Sheet1.$A$3" table:cell-range-address="$Sheet1.$A$3:.$AMJ$3"/>
        <table:named-range table:name="L1I_miss" table:base-cell-address="$Sheet1.$A$4" table:cell-range-address="$Sheet1.$A$4:.$AMJ$4"/>
        <table:named-range table:name="L2_miss" table:base-cell-address="$Sheet1.$A$5" table:cell-range-address="$Sheet1.$A$5:.$AMJ$5"/>
        <table:named-range table:name="Libm" table:base-cell-address="$Sheet1.$E$1" table:cell-range-address="$Sheet1.$E$1:.$E$1048576"/>
        <table:named-range table:name="Mcf" table:base-cell-address="$Sheet1.$B$1" table:cell-range-address="$Sheet1.$B$1:.$B$1048576"/>
        <table:named-range table:name="sim_seconds" table:base-cell-address="$Sheet1.$A$1" table:cell-range-address="$Sheet1.$A$1:.$AMJ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7:37:31.082336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17:55:05.04</meta:creation-date>
    <meta:editing-duration>PT33M34S</meta:editing-duration>
    <meta:editing-cycles>9</meta:editing-cycles>
    <meta:generator>LibreOffice/6.3.3.2$Linux_X86_64 LibreOffice_project/30$Build-2</meta:generator>
    <dc:date>2019-12-07T17:30:25.10</dc:date>
    <meta:document-statistic meta:table-count="3" meta:cell-count="3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48.743cm" svg:y="20.651cm" style:legend-expansion="custom" chartooo:width="16cm" chartooo:height="9cm" style:legend-expansion-aspect-ratio="1.77777777777778" chart:style-name="ch2"/>
        <chart:plot-area chart:style-name="ch3" svg:x="0.77cm" svg:y="0.868cm" svg:width="15.23cm" svg:height="7.519cm">
          <chartooo:coordinate-region svg:x="1.391cm" svg:y="1.067cm" svg:width="14.609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33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5cm" svg:height="18.785cm" xlink:href=".." xlink:type="simple" chart:class="chart:bar" chart:style-name="ch1">
        <chart:title svg:x="5.699cm" svg:y="16.369cm" chart:style-name="ch2">
          <text:p>Benchmarks</text:p>
        </chart:title>
        <chart:legend svg:x="13.649cm" svg:y="8.032cm" style:legend-expansion="custom" chartooo:width="2cm" chartooo:height="2.72cm" style:legend-expansion-aspect-ratio="0.735294117647059" chart:style-name="ch3"/>
        <chart:plot-area chart:style-name="ch4" table:cell-range-address="Sheet1.B1:Sheet1.F6 Sheet1.A2:Sheet1.A6" chart:data-source-has-labels="both" svg:x="0.619cm" svg:y="0.585cm" svg:width="12.357cm" svg:height="15.434cm">
          <chartooo:coordinate-region svg:x="1.24cm" svg:y="0.784cm" svg:width="11.736cm" svg:height="14.588cm"/>
          <chart:axis chart:dimension="x" chart:name="primary-x" chart:style-name="ch5" chartooo:axis-type="auto">
            <chartooo:date-scale/>
            <chart:categories table:cell-range-address="Sheet1.B1:Sheet1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F2" chart:label-cell-address="Sheet1.A2:Sheet1.A2" chart:class="chart:bar">
            <chart:data-point chart:repeated="5"/>
          </chart:series>
          <chart:series chart:style-name="ch9" chart:values-cell-range-address="Sheet1.B3:Sheet1.F3" chart:label-cell-address="Sheet1.A3:Sheet1.A3" chart:class="chart:bar">
            <chart:data-point chart:repeated="5"/>
          </chart:series>
          <chart:series chart:style-name="ch10" chart:values-cell-range-address="Sheet1.B4:Sheet1.F4" chart:label-cell-address="Sheet1.A4:Sheet1.A4" chart:class="chart:bar">
            <chart:data-point chart:repeated="5"/>
          </chart:series>
          <chart:series chart:style-name="ch11" chart:values-cell-range-address="Sheet1.B5:Sheet1.F5" chart:label-cell-address="Sheet1.A5:Sheet1.A5" chart:class="chart:bar">
            <chart:data-point chart:repeated="5"/>
          </chart:series>
          <chart:series chart:style-name="ch12" chart:values-cell-range-address="Sheet1.B6:Sheet1.F6" chart:label-cell-address="Sheet1.A6:Sheet1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</text:p>
                <draw:g>
                  <svg:desc>Sheet1.B1:Sheet1.F1</svg:desc>
                </draw:g>
              </table:table-cell>
              <table:table-cell office:value-type="string">
                <text:p>Mcf</text:p>
              </table:table-cell>
              <table:table-cell office:value-type="string">
                <text:p>Hmmer</text:p>
              </table:table-cell>
              <table:table-cell office:value-type="string">
                <text:p>Jeng</text:p>
              </table:table-cell>
              <table:table-cell office:value-type="string">
                <text:p>Libm</text:p>
              </table:table-cell>
            </table:table-row>
          </table:table-header-rows>
          <table:table-rows>
            <table:table-row>
              <table:table-cell office:value-type="string">
                <text:p>Run Time</text:p>
                <draw:g>
                  <svg:desc>Sheet1.A2:Sheet1.A2</svg:desc>
                </draw:g>
              </table:table-cell>
              <table:table-cell office:value-type="float" office:value="0.083982">
                <text:p>0.083982</text:p>
                <draw:g>
                  <svg:desc>Sheet1.B2:Sheet1.F2</svg:desc>
                </draw:g>
              </table:table-cell>
              <table:table-cell office:value-type="float" office:value="0.064955">
                <text:p>0.064955</text:p>
              </table:table-cell>
              <table:table-cell office:value-type="float" office:value="0.059396">
                <text:p>0.059396</text:p>
              </table:table-cell>
              <table:table-cell office:value-type="float" office:value="0.513528">
                <text:p>0.513528</text:p>
              </table:table-cell>
              <table:table-cell office:value-type="float" office:value="0.174671">
                <text:p>0.174671</text:p>
              </table:table-cell>
            </table:table-row>
            <table:table-row>
              <table:table-cell office:value-type="string">
                <text:p>CPI</text:p>
                <draw:g>
                  <svg:desc>Sheet1.A3:Sheet1.A3</svg:desc>
                </draw:g>
              </table:table-cell>
              <table:table-cell office:value-type="float" office:value="1.67965">
                <text:p>1.67965</text:p>
                <draw:g>
                  <svg:desc>Sheet1.B3:Sheet1.F3</svg:desc>
                </draw:g>
              </table:table-cell>
              <table:table-cell office:value-type="float" office:value="1.299095">
                <text:p>1.299095</text:p>
              </table:table-cell>
              <table:table-cell office:value-type="float" office:value="1.187917">
                <text:p>1.187917</text:p>
              </table:table-cell>
              <table:table-cell office:value-type="float" office:value="10.270554">
                <text:p>10.270554</text:p>
              </table:table-cell>
              <table:table-cell office:value-type="float" office:value="3.493415">
                <text:p>3.493415</text:p>
              </table:table-cell>
            </table:table-row>
            <table:table-row>
              <table:table-cell office:value-type="string">
                <text:p>L1D miss</text:p>
                <draw:g>
                  <svg:desc>Sheet1.A4:Sheet1.A4</svg:desc>
                </draw:g>
              </table:table-cell>
              <table:table-cell office:value-type="float" office:value="0.014798">
                <text:p>0.014798</text:p>
                <draw:g>
                  <svg:desc>Sheet1.B4:Sheet1.F4</svg:desc>
                </draw:g>
              </table:table-cell>
              <table:table-cell office:value-type="float" office:value="0.002108">
                <text:p>0.002108</text:p>
              </table:table-cell>
              <table:table-cell office:value-type="float" office:value="0.001637">
                <text:p>0.001637</text:p>
              </table:table-cell>
              <table:table-cell office:value-type="float" office:value="0.121831">
                <text:p>0.121831</text:p>
              </table:table-cell>
              <table:table-cell office:value-type="float" office:value="0.060972">
                <text:p>0.060972</text:p>
              </table:table-cell>
            </table:table-row>
            <table:table-row>
              <table:table-cell office:value-type="string">
                <text:p>L1I miss</text:p>
                <draw:g>
                  <svg:desc>Sheet1.A5:Sheet1.A5</svg:desc>
                </draw:g>
              </table:table-cell>
              <table:table-cell office:value-type="float" office:value="0.000077">
                <text:p>0.000077</text:p>
                <draw:g>
                  <svg:desc>Sheet1.B5:Sheet1.F5</svg:desc>
                </draw:g>
              </table:table-cell>
              <table:table-cell office:value-type="float" office:value="0.023612">
                <text:p>0.023612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L2 miss</text:p>
                <draw:g>
                  <svg:desc>Sheet1.A6:Sheet1.A6</svg:desc>
                </draw:g>
              </table:table-cell>
              <table:table-cell office:value-type="float" office:value="0.282163">
                <text:p>0.282163</text:p>
                <draw:g>
                  <svg:desc>Sheet1.B6:Sheet1.F6</svg:desc>
                </draw:g>
              </table:table-cell>
              <table:table-cell office:value-type="float" office:value="0.055046">
                <text:p>0.055046</text:p>
              </table:table-cell>
              <table:table-cell office:value-type="float" office:value="0.07776">
                <text:p>0.07776</text:p>
              </table:table-cell>
              <table:table-cell office:value-type="float" office:value="0.999972">
                <text:p>0.999972</text:p>
              </table:table-cell>
              <table:table-cell office:value-type="float" office:value="0.999944">
                <text:p>0.9999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